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ing_20_1">
      <style:paragraph-properties fo:text-align="justify" style:justify-single-word="false"/>
      <style:text-properties style:use-window-font-color="true" loext:opacity="0%" style:font-name="arial" fo:font-size="12pt" officeooo:paragraph-rsid="00b098a0" fo:background-color="transparent" style:font-size-asian="12pt" style:font-size-complex="12pt"/>
    </style:style>
    <style:style style:name="P2" style:family="paragraph" style:parent-style-name="Preformatted_20_Text">
      <style:paragraph-properties fo:margin-left="0cm" fo:margin-right="0cm" fo:margin-top="0cm" fo:margin-bottom="0cm" style:contextual-spacing="false" fo:text-indent="0cm" style:auto-text-indent="false" fo:padding="0cm" fo:border="none"/>
      <style:text-properties style:use-window-font-color="true" loext:opacity="0%" style:font-name="arial" fo:font-size="12pt" fo:background-color="transparent" style:font-size-asian="12pt" style:font-size-complex="12pt"/>
    </style:style>
    <style:style style:name="P3" style:family="paragraph" style:parent-style-name="Text_20_body">
      <style:paragraph-properties fo:margin-left="0.212cm" fo:margin-right="0cm" fo:margin-top="0cm" fo:margin-bottom="0cm" style:contextual-spacing="false" style:line-height-at-least="0.476cm" fo:text-indent="0cm" style:auto-text-indent="false"/>
      <style:text-properties style:use-window-font-color="true" loext:opacity="0%" style:font-name="arial" fo:font-size="12pt" fo:background-color="transparent" style:font-size-asian="12pt" style:font-size-complex="12pt" loext:padding="0cm" loext:border="none"/>
    </style:style>
    <style:style style:name="P4" style:family="paragraph" style:parent-style-name="Text_20_body">
      <style:paragraph-properties fo:margin-left="0cm" fo:margin-right="0.106cm" fo:margin-top="0cm" fo:margin-bottom="0cm" style:contextual-spacing="false" style:line-height-at-least="0.318cm" fo:text-indent="0cm" style:auto-text-indent="false"/>
      <style:text-properties style:use-window-font-color="true" loext:opacity="0%" style:font-name="arial" fo:font-size="12pt" fo:background-color="transparent" style:font-size-asian="12pt" style:font-size-complex="12pt" loext:padding="0cm" loext:border="none"/>
    </style:style>
    <style:style style:name="P5" style:family="paragraph" style:parent-style-name="Text_20_body">
      <style:paragraph-properties fo:margin-left="0cm" fo:margin-right="0.106cm" style:line-height-at-least="0.318cm" fo:text-indent="0cm" style:auto-text-indent="false"/>
      <style:text-properties style:use-window-font-color="true" loext:opacity="0%" style:font-name="arial" fo:font-size="12pt" fo:background-color="transparent" style:font-size-asian="12pt" style:font-size-complex="12pt" loext:padding="0cm" loext:border="none"/>
    </style:style>
    <style:style style:name="P6" style:family="paragraph" style:parent-style-name="Text_20_body">
      <style:text-properties style:use-window-font-color="true" loext:opacity="0%" style:font-name="arial" fo:font-size="12pt" fo:background-color="transparent" style:font-size-asian="12pt" style:font-size-complex="12pt"/>
    </style:style>
    <style:style style:name="P7" style:family="paragraph" style:parent-style-name="Text_20_body">
      <style:text-properties style:use-window-font-color="true" loext:opacity="0%" style:font-name="arial" fo:font-size="12pt" officeooo:rsid="00b14c59" officeooo:paragraph-rsid="00b14c59" fo:background-color="transparent" style:font-size-asian="12pt" style:font-size-complex="12pt"/>
    </style:style>
    <style:style style:name="P8" style:family="paragraph" style:parent-style-name="Text_20_body">
      <style:text-properties style:use-window-font-color="true" loext:opacity="0%" style:font-name="arial" fo:font-size="12pt" officeooo:rsid="00b51793" officeooo:paragraph-rsid="00b51793" fo:background-color="transparent" style:font-size-asian="12pt" style:font-size-complex="12pt"/>
    </style:style>
    <style:style style:name="P9" style:family="paragraph" style:parent-style-name="Heading_20_2">
      <style:paragraph-properties fo:line-height="100%" fo:text-align="justify" style:justify-single-word="false"/>
      <style:text-properties fo:font-variant="normal" fo:text-transform="none" style:use-window-font-color="true" loext:opacity="0%" style:font-name="arial" fo:font-size="12pt" fo:letter-spacing="normal" fo:font-style="normal" fo:font-weight="normal" officeooo:rsid="005fbfd3" fo:background-color="transparent" style:font-size-asian="12pt" style:font-weight-asian="bold" style:font-size-complex="12pt" style:font-weight-complex="bold"/>
    </style:style>
    <style:style style:name="P10" style:family="paragraph" style:parent-style-name="Heading_20_2">
      <style:paragraph-properties fo:margin-left="0cm" fo:margin-right="0cm" fo:margin-top="0.476cm" fo:margin-bottom="0.344cm" style:contextual-spacing="false" fo:line-height="150%" fo:orphans="2" fo:widows="2" fo:text-indent="0cm" style:auto-text-indent="false"/>
      <style:text-properties fo:font-variant="normal" fo:text-transform="none" style:use-window-font-color="true" loext:opacity="0%" style:font-name="arial" fo:font-size="12pt" fo:letter-spacing="normal" fo:font-style="normal" fo:font-weight="normal" fo:background-color="transparent" style:font-size-asian="12pt" style:font-size-complex="12pt"/>
    </style:style>
    <style:style style:name="P11" style:family="paragraph" style:parent-style-name="Heading_20_3">
      <style:paragraph-properties fo:margin-left="0cm" fo:margin-right="0cm" fo:margin-top="0.476cm" fo:margin-bottom="0.344cm" style:contextual-spacing="false" fo:line-height="150%" fo:orphans="2" fo:widows="2" fo:text-indent="0cm" style:auto-text-indent="false"/>
      <style:text-properties fo:font-variant="normal" fo:text-transform="none" style:use-window-font-color="true" loext:opacity="0%" style:font-name="arial" fo:font-size="12pt" fo:letter-spacing="normal" fo:font-style="normal" fo:font-weight="normal" fo:background-color="transparent" style:font-size-asian="12pt" style:font-size-complex="12pt"/>
    </style:style>
    <style:style style:name="P12" style:family="paragraph" style:parent-style-name="Heading_20_1">
      <style:paragraph-properties fo:text-align="justify" style:justify-single-word="false"/>
      <style:text-properties fo:font-variant="normal" fo:text-transform="none" style:use-window-font-color="true" loext:opacity="0%" style:font-name="arial" fo:font-size="12pt" fo:letter-spacing="normal" fo:font-style="normal" fo:font-weight="bold" officeooo:rsid="00205fba" officeooo:paragraph-rsid="00b098a0" fo:background-color="transparent" style:font-size-asian="12pt" style:font-weight-asian="bold" style:font-size-complex="12pt" style:font-weight-complex="bold"/>
    </style:style>
    <style:style style:name="P13" style:family="paragraph" style:parent-style-name="Text_20_body">
      <style:paragraph-properties fo:margin-left="0cm" fo:margin-right="0cm" fo:margin-top="0.344cm" fo:margin-bottom="0.344cm" style:contextual-spacing="false" style:line-height-at-least="0.741cm" fo:orphans="2" fo:widows="2" fo:text-indent="0cm" style:auto-text-indent="false"/>
    </style:style>
    <style:style style:name="P14" style:family="paragraph" style:parent-style-name="Heading_20_2">
      <style:paragraph-properties fo:line-height="100%" fo:text-align="justify" style:justify-single-word="false"/>
      <style:text-properties style:font-name="arial" fo:background-color="transparent"/>
    </style:style>
    <style:style style:name="P15" style:family="paragraph" style:parent-style-name="Text_20_body" style:list-style-name="L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arial" fo:font-size="12pt" fo:letter-spacing="normal" fo:font-style="normal" fo:font-weight="normal" fo:background-color="transparent" style:font-size-asian="12pt" style:font-size-complex="12pt"/>
    </style:style>
    <style:style style:name="P16" style:family="paragraph" style:parent-style-name="Text_20_body" style:list-style-name="L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arial" fo:font-size="12pt" fo:letter-spacing="normal" fo:font-style="normal" fo:font-weight="normal" fo:background-color="transparent" style:font-size-asian="12pt" style:font-size-complex="12pt"/>
    </style:style>
    <style:style style:name="P17" style:family="paragraph" style:parent-style-name="Text_20_body" style:list-style-name="L2">
      <style:paragraph-properties fo:margin-left="0cm" fo:margin-right="0cm" fo:margin-top="0cm" fo:margin-bottom="0cm" style:contextual-spacing="false" style:line-height-at-least="0.741cm" fo:orphans="2" fo:widows="2" fo:text-indent="0cm" style:auto-text-indent="false" fo:padding="0cm" fo:border="none"/>
    </style:style>
    <style:style style:name="P18" style:family="paragraph" style:parent-style-name="Text_20_body" style:list-style-name="L3">
      <style:paragraph-properties fo:margin-left="0cm" fo:margin-right="0cm" fo:margin-top="0cm" fo:margin-bottom="0cm" style:contextual-spacing="false" style:line-height-at-least="0.741cm" fo:orphans="2" fo:widows="2" fo:text-indent="0cm" style:auto-text-indent="false" fo:padding="0cm" fo:border="none"/>
    </style:style>
    <style:style style:name="P19" style:family="paragraph" style:parent-style-name="Text_20_body" style:list-style-name="L4">
      <style:paragraph-properties fo:margin-left="0cm" fo:margin-right="0cm" fo:margin-top="0cm" fo:margin-bottom="0cm" style:contextual-spacing="false" style:line-height-at-least="0.741cm" fo:orphans="2" fo:widows="2" fo:text-indent="0cm" style:auto-text-indent="false" fo:padding="0cm" fo:border="none"/>
    </style:style>
    <style:style style:name="P20" style:family="paragraph" style:parent-style-name="Text_20_body" style:list-style-name="L5">
      <style:paragraph-properties fo:margin-left="0cm" fo:margin-right="0cm" fo:margin-top="0cm" fo:margin-bottom="0cm" style:contextual-spacing="false" style:line-height-at-least="0.741cm" fo:orphans="2" fo:widows="2" fo:text-indent="0cm" style:auto-text-indent="false" fo:padding="0cm" fo:border="none"/>
    </style:style>
    <style:style style:name="T1" style:family="text">
      <style:text-properties fo:font-variant="normal" fo:text-transform="none" fo:letter-spacing="normal" fo:font-style="normal" fo:font-weight="bold" officeooo:rsid="00b098a0" style:font-weight-asian="bold" style:font-weight-complex="bold"/>
    </style:style>
    <style:style style:name="T2" style:family="text">
      <style:text-properties fo:font-variant="normal" fo:text-transform="none" fo:letter-spacing="normal" fo:font-style="normal" fo:font-weight="bold" officeooo:rsid="001445d8" style:font-weight-asian="bold" style:font-weight-complex="bold"/>
    </style:style>
    <style:style style:name="T3" style:family="text">
      <style:text-properties fo:font-variant="normal" fo:text-transform="none" fo:letter-spacing="normal" fo:font-style="normal" fo:font-weight="normal" officeooo:rsid="001445d8" style:font-weight-asian="normal" style:font-weight-complex="normal"/>
    </style:style>
    <style:style style:name="T4" style:family="text">
      <style:text-properties fo:font-variant="normal" fo:text-transform="none" fo:letter-spacing="normal" fo:font-style="normal" fo:font-weight="normal" officeooo:rsid="00b14c59" style:font-name-asian="Noto Serif CJK SC" style:font-weight-asian="normal" style:font-name-complex="Lohit Devanagari1" style:font-weight-complex="normal"/>
    </style:style>
    <style:style style:name="T5" style:family="text">
      <style:text-properties fo:font-variant="normal" fo:text-transform="none" fo:letter-spacing="normal" fo:font-style="normal" fo:font-weight="normal" officeooo:rsid="00b51793" style:font-name-asian="Noto Serif CJK SC" style:font-weight-asian="normal" style:font-name-complex="Lohit Devanagari1" style:font-weight-complex="normal"/>
    </style:style>
    <style:style style:name="T6" style:family="text">
      <style:text-properties fo:font-variant="normal" fo:text-transform="none" style:use-window-font-color="true" loext:opacity="0%" style:font-name="arial" fo:font-size="12pt" fo:letter-spacing="normal" fo:font-style="normal" fo:font-weight="bold" fo:background-color="transparent" loext:char-shading-value="0" style:font-size-asian="12pt" style:font-size-complex="12pt"/>
    </style:style>
    <style:style style:name="T7" style:family="text">
      <style:text-properties fo:font-variant="normal" fo:text-transform="none" style:use-window-font-color="true" loext:opacity="0%" style:font-name="arial" fo:font-size="12pt" fo:letter-spacing="normal" fo:font-style="normal" fo:font-weight="bold" fo:background-color="transparent" loext:char-shading-value="0" style:font-size-asian="12pt" style:font-size-complex="12pt" loext:padding="0cm" loext:border="none"/>
    </style:style>
    <style:style style:name="T8" style:family="text">
      <style:text-properties fo:font-variant="normal" fo:text-transform="none" style:use-window-font-color="true" loext:opacity="0%" style:font-name="arial" fo:font-size="12pt" fo:letter-spacing="normal" fo:font-style="normal" fo:font-weight="normal" fo:background-color="transparent" loext:char-shading-value="0" style:font-size-asian="12pt" style:font-size-complex="12pt"/>
    </style:style>
    <style:style style:name="T9" style:family="text">
      <style:text-properties fo:font-size="16pt" fo:background-color="transparent" loext:char-shading-value="0" style:font-size-asian="16pt" style:font-size-complex="16pt"/>
    </style:style>
    <style:style style:name="T10" style:family="text">
      <style:text-properties officeooo:rsid="00b65dab"/>
    </style:style>
    <style:style style:name="T11" style:family="text">
      <style:text-properties officeooo:rsid="00b81805"/>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ula</text:span><text:span text:style-name="T2">:</text:span><text:span text:style-name="T3"> </text:span><text:span text:style-name="T4">Programação em Memória Distribuída </text:span><text:span text:style-name="T5">3</text:span><text:span text:style-name="T4"> - Funções MPI</text:span></text:h>
      <text:p text:style-name="P13"><text:span text:style-name="Strong_20_Emphasis"><text:span text:style-name="T6">Função</text:span></text:span><text:span text:style-name="T8">: </text:span><text:span text:style-name="Source_20_Text"><text:span text:style-name="T7">MPI_Barrier(MPI_Comm comm)</text:span></text:span><text:span text:style-name="T8"><text:line-break/></text:span><text:span text:style-name="Strong_20_Emphasis"><text:span text:style-name="T6">Objetivo</text:span></text:span><text:span text:style-name="T8">: Sincroniza todos os processos no comunicador especificado.<text:line-break/></text:span><text:span text:style-name="Strong_20_Emphasis"><text:span text:style-name="T6">Funcionamento</text:span></text:span><text:span text:style-name="T8">:</text:span></text:p>
      <text:list xml:id="list3250071544" text:style-name="L1">
        <text:list-item>
          <text:p text:style-name="P15">Cada processo para sua execução ao chegar na barreira</text:p>
        </text:list-item>
        <text:list-item>
          <text:p text:style-name="P15">Só continua quando TODOS os processos do comunicador atingiram a barreira</text:p>
        </text:list-item>
        <text:list-item>
          <text:p text:style-name="P15">Útil para garantir que certas operações foram completadas por todos antes de continuar</text:p>
        </text:list-item>
      </text:list>
      <text:h text:style-name="P10" text:outline-level="2">Funções Coletivas de Comunicação</text:h>
      <text:h text:style-name="P11" text:outline-level="3">MPI_Bcast (Broadcast)</text:h>
      <text:p text:style-name="P13"><text:span text:style-name="Strong_20_Emphasis"><text:span text:style-name="T6">Função</text:span></text:span><text:span text:style-name="T8">: </text:span><text:span text:style-name="Source_20_Text"><text:span text:style-name="T7">MPI_Bcast(void *buffer, int count, MPI_Datatype datatype, int root, MPI_Comm comm)</text:span></text:span><text:span text:style-name="T8"><text:line-break/></text:span><text:span text:style-name="Strong_20_Emphasis"><text:span text:style-name="T6">Objetivo</text:span></text:span><text:span text:style-name="T8">: Envia dados de um processo (root) para todos os outros processos no comunicador.<text:line-break/></text:span><text:span text:style-name="Strong_20_Emphasis"><text:span text:style-name="T6">Parâmetros</text:span></text:span><text:span text:style-name="T8">:</text:span></text:p>
      <text:list xml:id="list1018833305" text:style-name="L2">
        <text:list-item>
          <text:p text:style-name="P17"><text:span text:style-name="Source_20_Text"><text:span text:style-name="T7">buffer</text:span></text:span><text:span text:style-name="T8">: Ponteiro para os dados (no root contém os dados a enviar, nos outros receberá os dados)</text:span></text:p>
        </text:list-item>
        <text:list-item>
          <text:p text:style-name="P17"><text:span text:style-name="Source_20_Text"><text:span text:style-name="T7">count</text:span></text:span><text:span text:style-name="T8">: Número de elementos a enviar</text:span></text:p>
        </text:list-item>
        <text:list-item>
          <text:p text:style-name="P17"><text:span text:style-name="Source_20_Text"><text:span text:style-name="T7">datatype</text:span></text:span><text:span text:style-name="T8">: Tipo dos dados (MPI_INT, MPI_FLOAT, etc.)</text:span></text:p>
        </text:list-item>
        <text:list-item>
          <text:p text:style-name="P17"><text:span text:style-name="Source_20_Text"><text:span text:style-name="T7">root</text:span></text:span><text:span text:style-name="T8">: Rank do processo que envia os dados</text:span></text:p>
        </text:list-item>
        <text:list-item>
          <text:p text:style-name="P17"><text:span text:style-name="Source_20_Text"><text:span text:style-name="T7">comm</text:span></text:span><text:span text:style-name="T8">: Comunicador</text:span></text:p>
        </text:list-item>
      </text:list>
      <text:h text:style-name="P11" text:outline-level="3">MPI_Scatter</text:h>
      <text:p text:style-name="P13"><text:span text:style-name="Strong_20_Emphasis"><text:span text:style-name="T6">Função</text:span></text:span><text:span text:style-name="T8">: </text:span><text:span text:style-name="Source_20_Text"><text:span text:style-name="T7">MPI_Scatter(void *sendbuf, int sendcount, MPI_Datatype sendtype, void *recvbuf, int recvcount, MPI_Datatype recvtype, int root, MPI_Comm comm)</text:span></text:span><text:span text:style-name="T8"><text:line-break/></text:span><text:span text:style-name="Strong_20_Emphasis"><text:span text:style-name="T6">Objetivo</text:span></text:span><text:span text:style-name="T8">: Divide um array do processo root e distribui partes iguais para todos os processos.<text:line-break/></text:span><text:span text:style-name="Strong_20_Emphasis"><text:span text:style-name="T6">Exemplo</text:span></text:span><text:span text:style-name="T8">: Se o root tem um array de 100 inteiros e há 10 processos, cada processo recebe 10 inteiros.</text:span></text:p>
      <text:h text:style-name="P11" text:outline-level="3"><text:soft-page-break/>MPI_Gather</text:h>
      <text:p text:style-name="P13"><text:span text:style-name="Strong_20_Emphasis"><text:span text:style-name="T6">Função</text:span></text:span><text:span text:style-name="T8">: </text:span><text:span text:style-name="Source_20_Text"><text:span text:style-name="T7">MPI_Gather(void *sendbuf, int sendcount, MPI_Datatype sendtype, void *recvbuf, int recvcount, MPI_Datatype recvtype, int root, MPI_Comm comm)</text:span></text:span><text:span text:style-name="T8"><text:line-break/></text:span><text:span text:style-name="Strong_20_Emphasis"><text:span text:style-name="T6">Objetivo</text:span></text:span><text:span text:style-name="T8">: O oposto do Scatter - coleta dados de todos os processos em um array no processo root.</text:span></text:p>
      <text:h text:style-name="P11" text:outline-level="3">MPI_Reduce</text:h>
      <text:p text:style-name="P13"><text:span text:style-name="Strong_20_Emphasis"><text:span text:style-name="T6">Função</text:span></text:span><text:span text:style-name="T8">: </text:span><text:span text:style-name="Source_20_Text"><text:span text:style-name="T7">MPI_Reduce(void *sendbuf, void *recvbuf, int count, MPI_Datatype datatype, MPI_Op op, int root, MPI_Comm comm)</text:span></text:span><text:span text:style-name="T8"><text:line-break/></text:span><text:span text:style-name="Strong_20_Emphasis"><text:span text:style-name="T6">Objetivo</text:span></text:span><text:span text:style-name="T8">: Aplica uma operação (como soma, máximo, mínimo) sobre dados de todos os processos e armazena o resultado no root.<text:line-break/></text:span><text:span text:style-name="Strong_20_Emphasis"><text:span text:style-name="T6">Operações comuns</text:span></text:span><text:span text:style-name="T8">:</text:span></text:p>
      <text:list xml:id="list54397637" text:style-name="L3">
        <text:list-item>
          <text:p text:style-name="P18"><text:span text:style-name="Source_20_Text"><text:span text:style-name="T7">MPI_SUM</text:span></text:span><text:span text:style-name="T8">: Soma os valores</text:span></text:p>
        </text:list-item>
        <text:list-item>
          <text:p text:style-name="P18"><text:span text:style-name="Source_20_Text"><text:span text:style-name="T7">MPI_MAX</text:span></text:span><text:span text:style-name="T8">: Encontra o valor máximo</text:span></text:p>
        </text:list-item>
        <text:list-item>
          <text:p text:style-name="P18"><text:span text:style-name="Source_20_Text"><text:span text:style-name="T7">MPI_MIN</text:span></text:span><text:span text:style-name="T8">: Encontra o valor mínimo</text:span></text:p>
        </text:list-item>
        <text:list-item>
          <text:p text:style-name="P18"><text:span text:style-name="Source_20_Text"><text:span text:style-name="T7">MPI_PROD</text:span></text:span><text:span text:style-name="T8">: Produto dos valores</text:span></text:p>
        </text:list-item>
      </text:list>
      <text:h text:style-name="P10" text:outline-level="2">Funções Coletivas "All"</text:h>
      <text:h text:style-name="P11" text:outline-level="3">MPI_Allgather</text:h>
      <text:p text:style-name="P13"><text:span text:style-name="Strong_20_Emphasis"><text:span text:style-name="T6">Função</text:span></text:span><text:span text:style-name="T8">: </text:span><text:span text:style-name="Source_20_Text"><text:span text:style-name="T7">MPI_Allgather(void *sendbuf, int sendcount, MPI_Datatype sendtype, void *recvbuf, int recvcount, MPI_Datatype recvtype, MPI_Comm comm)</text:span></text:span><text:span text:style-name="T8"><text:line-break/></text:span><text:span text:style-name="Strong_20_Emphasis"><text:span text:style-name="T6">Objetivo</text:span></text:span><text:span text:style-name="T8">: Como o Gather, mas o resultado é disponibilizado para TODOS os processos, não apenas para o root.</text:span></text:p>
      <text:h text:style-name="P11" text:outline-level="3">MPI_Allreduce</text:h>
      <text:p text:style-name="P13"><text:span text:style-name="Strong_20_Emphasis"><text:span text:style-name="T6">Função</text:span></text:span><text:span text:style-name="T8">: </text:span><text:span text:style-name="Source_20_Text"><text:span text:style-name="T7">MPI_Allreduce(void *sendbuf, void *recvbuf, int count, MPI_Datatype datatype, MPI_Op op, MPI_Comm comm)</text:span></text:span><text:span text:style-name="T8"><text:line-break/></text:span><text:span text:style-name="Strong_20_Emphasis"><text:span text:style-name="T6">Objetivo</text:span></text:span><text:span text:style-name="T8">: Como o Reduce, mas o resultado é disponibilizado para TODOS os processos.</text:span></text:p>
      <text:h text:style-name="P10" text:outline-level="2"><text:soft-page-break/>O Argumento STATUS em Operações de Recebimento</text:h>
      <text:p text:style-name="P13"><text:span text:style-name="T8">Em operações como </text:span><text:span text:style-name="Source_20_Text"><text:span text:style-name="T7">MPI_Recv</text:span></text:span><text:span text:style-name="T8">, o argumento </text:span><text:span text:style-name="Source_20_Text"><text:span text:style-name="T7">status</text:span></text:span><text:span text:style-name="T8"> (do tipo </text:span><text:span text:style-name="Source_20_Text"><text:span text:style-name="T7">MPI_Status</text:span></text:span><text:span text:style-name="T8">) fornece informações sobre a mensagem recebida:</text:span></text:p>
      <text:p text:style-name="P3">c</text:p>
      <text:p text:style-name="P4">Copy</text:p>
      <text:p text:style-name="P5">Download</text:p>
      <text:p text:style-name="P2">MPI_Recv(void *buf, int count, MPI_Datatype datatype, int source, int tag, MPI_Comm comm, MPI_Status *status)</text:p>
      <text:p text:style-name="P13"><text:span text:style-name="Strong_20_Emphasis"><text:span text:style-name="T6">Informações contidas no status</text:span></text:span><text:span text:style-name="T8">:</text:span></text:p>
      <text:list xml:id="list3211316458" text:style-name="L4">
        <text:list-item>
          <text:p text:style-name="P19"><text:span text:style-name="Source_20_Text"><text:span text:style-name="T7">status.MPI_SOURCE</text:span></text:span><text:span text:style-name="T8">: Rank do processo que enviou a mensagem</text:span></text:p>
        </text:list-item>
        <text:list-item>
          <text:p text:style-name="P19"><text:span text:style-name="Source_20_Text"><text:span text:style-name="T7">status.MPI_TAG</text:span></text:span><text:span text:style-name="T8">: Tag da mensagem recebida</text:span></text:p>
        </text:list-item>
        <text:list-item>
          <text:p text:style-name="P19"><text:span text:style-name="Source_20_Text"><text:span text:style-name="T7">status.MPI_ERROR</text:span></text:span><text:span text:style-name="T8">: Código de erro (se aplicável)</text:span></text:p>
        </text:list-item>
      </text:list>
      <text:p text:style-name="P13"><text:span text:style-name="Strong_20_Emphasis"><text:span text:style-name="T6">Funções úteis para status</text:span></text:span><text:span text:style-name="T8">:</text:span></text:p>
      <text:list xml:id="list2129721982" text:style-name="L5">
        <text:list-item>
          <text:p text:style-name="P20"><text:span text:style-name="Source_20_Text"><text:span text:style-name="T7">MPI_Get_count(MPI_Status *status, MPI_Datatype datatype, int *count)</text:span></text:span><text:span text:style-name="T8">:<text:line-break/>Retorna o número real de elementos recebidos (pode ser menor que o count especificado no Recv)</text:span></text:p>
        </text:list-item>
      </text:list>
      <text:p text:style-name="P13"><text:span text:style-name="Strong_20_Emphasis"><text:span text:style-name="T6">Por que é importante</text:span></text:span><text:span text:style-name="T8">:</text:span></text:p>
      <text:list xml:id="list2378941806" text:style-name="L6">
        <text:list-item>
          <text:p text:style-name="P16">Permite receber mensagens de qualquer fonte (usando MPI_ANY_SOURCE)</text:p>
        </text:list-item>
        <text:list-item>
          <text:p text:style-name="P16">Permite receber mensagens com qualquer tag (usando MPI_ANY_TAG)</text:p>
        </text:list-item>
        <text:list-item>
          <text:p text:style-name="P16">Fornece informações sobre o tamanho real da mensagem recebida</text:p>
        </text:list-item>
      </text:list>
      <text:p text:style-name="P6"><text:line-break/></text:p>
      <text:p text:style-name="P7"/>
      <text:p text:style-name="P8">Continuando, aula 05/06/2025;</text:p>
      <text:p text:style-name="P8">Hoje é, usando dado diferente, ao invés de ser linhas de uma matriz, serao as colunas de uma matriz. <text:line-break/>Colunas na matriz: tem saltos na memoria</text:p>
      <text:p text:style-name="P8"/>
      <text:p text:style-name="P8">Para fazer isso, existem tipos abstratos de dados em MPI. Sao estruturas que vao dizer onde estao os elementos que quero enviar. Permite representar estruturar de dados não contiguos usando tipos derivados. </text:p>
      <text:p text:style-name="P8">MPI_type_Vector</text:p>
      <text:p text:style-name="P8"><text:soft-page-break/>MPI_Type_create_resized: para ajustas o espacamento (extent)entre os blocos derivados.</text:p>
      <text:p text:style-name="P8">Por isso Scatter em tipos de envio e tipos de recebimento….</text:p>
      <text:p text:style-name="P8">Vantagem(outra): Opera como linhas, faz o processamento, e ganha…</text:p>
      <text:p text:style-name="P8"/>
      <text:p text:style-name="P8">Isso permite usar funcoes coletivas como MPI_Scatter para enviar colunas, como se fossem blocos contiguos.</text:p>
      <text:p text:style-name="P8"/>
      <text:p text:style-name="P8"><text:span text:style-name="T10">Na atividade 17: usa scatter e reduce<text:line-break/></text:span> <text:s/><text:line-break/><text:span text:style-name="T11">reimplemente a tarefa 16 distribuindo as colunas entre os processos. Utilize mpi_type_vector e mpi_type_create_resized para definir um tipo derivado que represente colunas da matriz. Use MPI_Scatter com esse tipo para tristribuir as colunas, e MPI_Scater para enviar os segmentos correspondentes de x. Cada processo deve calcular uma contribuicao parcial para todos os elementos de y e use mpi_reduce com mpi_sum para somar os vetores parciais no processo 0. discuta as diferenças de acesso a memoria e desempenho em relacao a distribuicao por linhas.</text:span></text:p>
      <text:h text:style-name="P12" text:outline-level="1"><text:soft-page-break/><text:s/></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9" text:outline-level="2"><text:soft-page-break/><text:span text:style-name="Strong_20_Emphasis"><text:span text:style-name="T9"/></text:span></text:h>
      <text:h text:style-name="P9" text:outline-level="2"><text:span text:style-name="Strong_20_Emphasis"><text:span text:style-name="T9"/></text:span></text:h>
      <text:h text:style-name="P9" text:outline-level="2"><text:span text:style-name="Strong_20_Emphasis"><text:span text:style-name="T9"/></text:span></text:h>
      <text:h text:style-name="P14"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9:12:20.683760970</meta:creation-date>
    <meta:generator>LibreOffice/7.3.7.2$Linux_X86_64 LibreOffice_project/30$Build-2</meta:generator>
    <dc:date>2025-06-14T18:56:23.569005648</dc:date>
    <meta:editing-duration>P1DT8H22M57S</meta:editing-duration>
    <meta:editing-cycles>77</meta:editing-cycles>
    <meta:document-statistic meta:table-count="0" meta:image-count="0" meta:object-count="0" meta:page-count="6" meta:paragraph-count="55" meta:word-count="667" meta:character-count="4548" meta:non-whitespace-character-count="3946"/>
  </office:meta>
</office:document-meta>
</file>